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3ac9" officeooo:paragraph-rsid="000cc495"/>
    </style:style>
    <style:style style:name="P2" style:family="paragraph" style:parent-style-name="Standard">
      <style:paragraph-properties fo:text-align="justify" style:justify-single-word="false"/>
      <style:text-properties officeooo:rsid="00133d92" officeooo:paragraph-rsid="000e9970"/>
    </style:style>
    <style:style style:name="P3" style:family="paragraph" style:parent-style-name="Standard">
      <style:paragraph-properties fo:text-align="justify" style:justify-single-word="false"/>
      <style:text-properties officeooo:rsid="001f8b57" officeooo:paragraph-rsid="000cc495"/>
    </style:style>
    <style:style style:name="P4" style:family="paragraph" style:parent-style-name="Standard">
      <style:paragraph-properties fo:text-align="justify" style:justify-single-word="false"/>
      <style:text-properties officeooo:rsid="001cba7f" officeooo:paragraph-rsid="000cc495"/>
    </style:style>
    <style:style style:name="P5" style:family="paragraph" style:parent-style-name="Standard">
      <style:paragraph-properties fo:text-align="justify" style:justify-single-word="false"/>
      <style:text-properties officeooo:rsid="000d6e89" officeooo:paragraph-rsid="000d6e89"/>
    </style:style>
    <style:style style:name="P6" style:family="paragraph" style:parent-style-name="Standard">
      <style:paragraph-properties fo:text-align="justify" style:justify-single-word="false"/>
      <style:text-properties officeooo:rsid="0010dd38" officeooo:paragraph-rsid="000e9970"/>
    </style:style>
    <style:style style:name="P7" style:family="paragraph" style:parent-style-name="Standard">
      <style:paragraph-properties fo:text-align="justify" style:justify-single-word="false"/>
      <style:text-properties officeooo:rsid="001230d4" officeooo:paragraph-rsid="000e9970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33d92" officeooo:paragraph-rsid="00192d77"/>
    </style:style>
    <style:style style:name="P9" style:family="paragraph" style:parent-style-name="Standard">
      <style:paragraph-properties fo:text-align="justify" style:justify-single-word="false"/>
      <style:text-properties officeooo:rsid="00133d92" officeooo:paragraph-rsid="000e9970"/>
    </style:style>
    <style:style style:name="P10" style:family="paragraph" style:parent-style-name="Standard">
      <style:paragraph-properties fo:text-align="justify" style:justify-single-word="false"/>
      <style:text-properties officeooo:rsid="00133d92" officeooo:paragraph-rsid="00192d77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b086d" officeooo:paragraph-rsid="000cc495"/>
    </style:style>
    <style:style style:name="P12" style:family="paragraph" style:parent-style-name="Standard">
      <style:paragraph-properties fo:text-align="justify" style:justify-single-word="false"/>
      <style:text-properties officeooo:rsid="001f8b57" officeooo:paragraph-rsid="001abdab"/>
    </style:style>
    <style:style style:name="P13" style:family="paragraph" style:parent-style-name="Standard">
      <style:paragraph-properties fo:text-align="justify" style:justify-single-word="false"/>
      <style:text-properties officeooo:rsid="001f8b57" officeooo:paragraph-rsid="0010394a"/>
    </style:style>
    <style:style style:name="P14" style:family="paragraph" style:parent-style-name="Standard">
      <style:paragraph-properties fo:text-align="justify" style:justify-single-word="false"/>
      <style:text-properties officeooo:rsid="001f8b57" officeooo:paragraph-rsid="001f7b1a"/>
    </style:style>
    <style:style style:name="P15" style:family="paragraph" style:parent-style-name="Standard">
      <style:paragraph-properties fo:text-align="justify" style:justify-single-word="false"/>
      <style:text-properties officeooo:rsid="001f8b57" officeooo:paragraph-rsid="0020da38"/>
    </style:style>
    <style:style style:name="P16" style:family="paragraph" style:parent-style-name="Standard">
      <style:paragraph-properties fo:text-align="justify" style:justify-single-word="false"/>
      <style:text-properties officeooo:rsid="000d6e89" officeooo:paragraph-rsid="000d6e89"/>
    </style:style>
    <style:style style:name="P17" style:family="paragraph" style:parent-style-name="Standard">
      <style:paragraph-properties fo:text-align="center" style:justify-single-word="false" fo:break-before="page"/>
      <style:text-properties fo:font-weight="bold" officeooo:rsid="001d3ac9" officeooo:paragraph-rsid="000cc495" style:font-weight-asian="bold" style:font-weight-complex="bold"/>
    </style:style>
    <style:style style:name="T1" style:family="text">
      <style:text-properties officeooo:rsid="00133d92"/>
    </style:style>
    <style:style style:name="T2" style:family="text">
      <style:text-properties officeooo:rsid="0012d0f7"/>
    </style:style>
    <style:style style:name="T3" style:family="text">
      <style:text-properties officeooo:rsid="001230d4"/>
    </style:style>
    <style:style style:name="T4" style:family="text">
      <style:text-properties officeooo:rsid="0013b624"/>
    </style:style>
    <style:style style:name="T5" style:family="text">
      <style:text-properties officeooo:rsid="002b086d"/>
    </style:style>
    <style:style style:name="T6" style:family="text">
      <style:text-properties officeooo:rsid="000d6e89"/>
    </style:style>
    <style:style style:name="T7" style:family="text">
      <style:text-properties officeooo:rsid="000e665c"/>
    </style:style>
    <style:style style:name="T8" style:family="text">
      <style:text-properties officeooo:rsid="000e9970"/>
    </style:style>
    <style:style style:name="T9" style:family="text">
      <style:text-properties officeooo:rsid="0010394a"/>
    </style:style>
    <style:style style:name="T10" style:family="text">
      <style:text-properties officeooo:rsid="0012d31b"/>
    </style:style>
    <style:style style:name="T11" style:family="text">
      <style:text-properties officeooo:rsid="0013ed0e"/>
    </style:style>
    <style:style style:name="T12" style:family="text">
      <style:text-properties officeooo:rsid="00156f78"/>
    </style:style>
    <style:style style:name="T13" style:family="text">
      <style:text-properties officeooo:rsid="0016e12b"/>
    </style:style>
    <style:style style:name="T14" style:family="text">
      <style:text-properties officeooo:rsid="00189a11"/>
    </style:style>
    <style:style style:name="T15" style:family="text">
      <style:text-properties officeooo:rsid="001abdab"/>
    </style:style>
    <style:style style:name="T16" style:family="text">
      <style:text-properties officeooo:rsid="001bb2e0"/>
    </style:style>
    <style:style style:name="T17" style:family="text">
      <style:text-properties officeooo:rsid="001c6d83"/>
    </style:style>
    <style:style style:name="T18" style:family="text">
      <style:text-properties officeooo:rsid="0020da38"/>
    </style:style>
    <style:style style:name="T19" style:family="text">
      <style:text-properties officeooo:rsid="002201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escription de la salle nano-informatique du collège Paul Drouot.</text:p>
      <text:p text:style-name="P1"/>
      <text:p text:style-name="P6"><text:tab/>Le serveur fonctionne sous <text:span text:style-name="T11">le système d’exploitation </text:span>Ubuntu <text:span text:style-name="T11">version 20.04 LTS</text:span>. Une <text:span text:style-name="T8">seule </text:span>image <text:span text:style-name="T8">du système d’exploitation, ici « R</text:span>aspberry <text:span text:style-name="T7">P</text:span>i OS », e<text:span text:style-name="T8">s</text:span>t stockée sur le serveu<text:span text:style-name="T8">r et </text:span>est utilisée par les 15 Raspberry <text:span text:style-name="T11">Pi en même temps</text:span>. Chaque <text:span text:style-name="T8">R</text:span>aspberry <text:span text:style-name="T8">ne possède alors pas de carte micro-sd, ils démarrent</text:span> <text:span text:style-name="T8">via le réseau en PXE. <text:s/>L’image est alors téléchargée</text:span> <text:span text:style-name="T8">puis mise en mémoire dans chaque Raspberry Pi</text:span>. </text:p>
      <text:p text:style-name="P6"><text:span text:style-name="T8">L</text:span>ors<text:span text:style-name="T8">qu’il y a un </text:span>ajout d<text:span text:style-name="T8">e</text:span> logiciel ou <text:span text:style-name="T8">lors </text:span>d’une mise à jour, l<text:span text:style-name="T1">e processus</text:span> <text:span text:style-name="T10">ne sera à faire</text:span> <text:span text:style-name="T8">qu’</text:span>une seule fois <text:span text:style-name="T10">au lieu de 15 fois</text:span>.</text:p>
      <text:p text:style-name="P6"/>
      <text:p text:style-name="P6"><text:tab/>L’authentification des élèves se fait grâce à un annuaire LDAP. A la première authentification, un compte utilisateur se créé. Toutes les données des utilisateurs sont stockée<text:span text:style-name="T3">s</text:span> sur le serveur <text:span text:style-name="T1">et sont accessibles</text:span> <text:span text:style-name="T2">via un partage réseau NFS</text:span>.</text:p>
      <text:p text:style-name="P6"/>
      <text:p text:style-name="P10"><text:tab/>Les utilisations prévues par cette salle sont :</text:p>
      <text:list xml:id="list277811456" text:style-name="L1">
        <text:list-item>
          <text:list>
            <text:list-item>
              <text:list>
                <text:list-item>
                  <text:p text:style-name="P8">des recherches sur le <text:span text:style-name="T9">Web</text:span> avec <text:span text:style-name="T9">F</text:span>irefox</text:p>
                </text:list-item>
                <text:list-item>
                  <text:p text:style-name="P8">de la bureautique avec <text:span text:style-name="T9">L</text:span>ibre<text:span text:style-name="T9">O</text:span>ffice</text:p>
                </text:list-item>
                <text:list-item>
                  <text:p text:style-name="P8">de la modélisation avec <text:span text:style-name="T9">S</text:span>weet<text:span text:style-name="T9">H</text:span>ome<text:span text:style-name="T9">3d</text:span></text:p>
                </text:list-item>
                <text:list-item>
                  <text:p text:style-name="P8">de la <text:span text:style-name="T4">programmation ou de la </text:span>robotique avec <text:span text:style-name="T4">Scratch 3 et</text:span> Arduino</text:p>
                </text:list-item>
              </text:list>
            </text:list-item>
          </text:list>
        </text:list-item>
      </text:list>
      <text:p text:style-name="P10"/>
      <text:p text:style-name="P7"><text:tab/>Le serveur comporte deux cartes réseaux. La première est reliée au réseau pédagogique de l’établissement pour accéder à <text:span text:style-name="T8">I</text:span>nternet via un proxy. La seconde est reliée au réseau <text:span text:style-name="T2">privé des </text:span>Raspberry <text:span text:style-name="T12">Pi</text:span>. L’administrateur du réseau pédagogique doit attribuer une IP fixe <text:span text:style-name="T8">à la carte réseau du réseau pédagogique </text:span>pour le routage des données <text:span text:style-name="T12">vers Internet</text:span>. </text:p>
      <text:p text:style-name="P7"/>
      <text:p text:style-name="P2"><text:tab/><text:span text:style-name="T13">Le </text:span>serv<text:span text:style-name="T13">ice</text:span> DHCP attribue une IP fixe à chaque Raspberry <text:span text:style-name="T14">Pi, </text:span>en lien avec son adresse MAC, <text:s/><text:span text:style-name="T14">afin de facilité son identification, de même pour </text:span>l’imprimante réseau.</text:p>
      <text:p text:style-name="P2"/>
      <text:p text:style-name="P12"><text:span text:style-name="T6"><text:tab/>Par une prise en main à distance du bureau d’un Raspberry Pi, l’outil de supervision </text:span>V<text:span text:style-name="T6">NC</text:span> permet<text:span text:style-name="T9"> d’aider un élève ou</text:span> de projeter <text:span text:style-name="T15">le bureau sur l’écran blanc via le vidéo-projecteur</text:span>.</text:p>
      <text:p text:style-name="P3"/>
      <text:p text:style-name="P12"><text:tab/>Des <text:span text:style-name="T6">raccourcis sur le bureau du serveur lancent des</text:span> scripts <text:span text:style-name="T19">en PHP qui </text:span>améliorent l<text:span text:style-name="T15">a gestion du serveur par les professeurs </text:span>:</text:p>
      <text:p text:style-name="P15"><text:tab/><text:tab/>- <text:span text:style-name="T16">en </text:span>accélérant le lancement des logiciels en préchargeant dans le cache les fichiers des logiciels av<text:span text:style-name="T5">ant</text:span> l’ouverture de session par les élèves</text:p>
      <text:p text:style-name="P13"><text:tab/><text:tab/>- <text:span text:style-name="T16">en déconnectant</text:span> <text:span text:style-name="T17">tous les</text:span> <text:span text:style-name="T9">R</text:span>aspberry <text:span text:style-name="T17">Pi</text:span></text:p>
      <text:p text:style-name="P14"><text:tab/><text:tab/>- <text:span text:style-name="T16">en </text:span>éteignant <text:span text:style-name="T17">les</text:span> <text:span text:style-name="T9">R</text:span>aspberry <text:span text:style-name="T17">Pi</text:span></text:p>
      <text:p text:style-name="P5"/>
      <text:p text:style-name="P5"><text:tab/>Un dossier «partage» présent sur les bureaux des Raspberry et du serveur permet d’échanger des documents entre l’enseignant et les élèves.</text:p>
      <text:p text:style-name="P3"/>
      <text:p text:style-name="P4"><text:tab/>La documentation et les scripts utilisés par ce système sont disponibles à cette adresse :</text:p>
      <text:list xml:id="list231012500696592" text:continue-numbering="true" text:style-name="L1">
        <text:list-header>
          <text:p text:style-name="P11">https://github.com/Ilard/RezoRaspi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9T10:25:16.853000000</meta:creation-date>
    <dc:date>2021-07-19T23:10:01.349959118</dc:date>
    <meta:editing-duration>PT54M4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390" meta:character-count="2358" meta:non-whitespace-character-count="1973"/>
  </office:meta>
</office:document-meta>
</file>